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  <text:p text:style-name="P3"/>
      <text:p text:style-name="P5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5">43.25 miles in the last week</text:p>
      <text:p text:style-name="P5"/>
      <text:p text:style-name="P5"/>
      <text:p text:style-name="P5"/>
      <text:p text:style-name="P7"><text:soft-page-break/>Running in the Netherlands</text:p>
      <text:p text:style-name="P6">While in the Netherlands, I take every 3 miles of bike riding</text:p>
      <text:p text:style-name="P6">as equivalent to approximately 1 mile of running.</text:p>
      <text:p text:style-name="P6"/>
      <text:p text:style-name="P5"><text:span text:style-name="T2">Sat 4/1/2017</text:span> No running</text:p>
      <text:p text:style-name="P8">We flew to Amsterdam The Netherlands</text:p>
      <text:p text:style-name="P8"/>
      <text:p text:style-name="P8">Sun 4/2/2017 <text:span text:style-name="T1">2 miles</text:span></text:p>
      <text:p text:style-name="P8">I rode 5 miles on a bike.</text:p>
      <text:p text:style-name="P8"/>
      <text:p text:style-name="P8">Mon 4/3/2017 <text:s/><text:span text:style-name="T1">4 miles</text:span></text:p>
      <text:p text:style-name="P8">I ran 4 miles not very fast. <text:s/></text:p>
      <text:p text:style-name="P8"/>
      <text:p text:style-name="P8">Tues 4/4/2017 <text:span text:style-name="T1">5.8 miles</text:span></text:p>
      <text:p text:style-name="P8">In the morning I walked 2 miles. <text:s/>In the afternoon I ran 3.8 miles at various paces and averaged 9:53/mile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4-04T14:28:14.80</dc:date>
    <dc:creator>James Lombardi</dc:creator>
    <meta:editing-duration>PT22H43M43S</meta:editing-duration>
    <meta:editing-cycles>154</meta:editing-cycles>
    <meta:document-statistic meta:table-count="0" meta:image-count="0" meta:object-count="0" meta:page-count="4" meta:paragraph-count="82" meta:word-count="1240" meta:character-count="6008"/>
  </office:meta>
</office:document-meta>
</file>